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sourceTransformerSupport.resolveUrlPath( String resourcePath , ServerWebExchange exchange , Resource resource , ResourceTransformerChain transformerChai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sourceTransformerSupport.toAbsolutePath( String path , ServerWebExchange exchan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sourceTransformerSupport.setResourceUrlProvider( @ Nullable ResourceUrlProvider resourceUrlProvi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TransformerSupport.getResourceUrlProvi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